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da76" officeooo:paragraph-rsid="0000da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usquo der Projektarbeit: </text:p>
      <text:p text:style-name="P1"/>
      <text:p text:style-name="P1">Bisher habe ich vom Roboter die fahrtrichtungen bzw logiken programmiert, die verkabelung des TOF sensors und dessen abstandsmessungen auf der seriellen schnittstelle bekommen. Außerdem hab ich einen sortier algorithmus entworfen welcher mir aus den letzten messungen den größten wert wiedergibt. </text:p>
      <text:p text:style-name="P1"/>
      <text:p text:style-name="P1">Am 10.02.2022 hab ich die Halterung des Sensors mit den zwei servos angefertigt welche sich jeweils entlang der x und y achse bewegen. Aktuell bin ich dabei die koordinaten beider servos vom microcontroller ausgegeben zu bekommen. Mit den koordinaten will ich bestimmen wo die Koordianten liegen der Punkte an denen sich die servos frei bewegen können ohne beispielsweise am chassy vom roboter hängen zu bleiben. Für dieses Problem hab ich folgenden Gedanken: Auf der x achse stößt der lidar arm auf kein Hindernis, solange er auf der y achse NICHT zu tief ist. Das schaubild in meinem Kopf ähnelt etwas einer Parabel die nach oben geöffnet ist da der lidar sensor messungen unterhalb der x achse messen soll und ich nicht unbedingt den ganzen roboter mitsamt chassy bewegen will. </text:p>
      <text:p text:style-name="P1"/>
      <text:p text:style-name="P1">Um der übertragung der Daten bezüglich des radars hab ich mir bisher keine Gedanken gemacht, spontan würde ich sagen das ich entweder eine wifi verbindung von meinem esp zu einer webseite aufstelle oder um größe entfernungen abzudecken das nrf24l01 funk modul. </text:p>
      <text:p text:style-name="P1"/>
      <text:p text:style-name="P1">Aktuell wäre ich sogesehen in der lage beide max distanz werte der koordinaten achse zu erfassen, was ich damit dann anstelle ist eine andere Frage, vielleicht lass ich den Roboter die werte Merken. Der gemerkte wert müsste heruntergezählt werden bis der roboter die distanz erreicht hat. Die markierung der Koordinaten des Hindernisses könnte ich eventuell mit dem GPS modul realisieren. </text:p>
      <text:p text:style-name="P1"/>
      <text:p text:style-name="P1">Mein letzter erfolg der Projektarbeit war als ich den Roboter mittels eines zustandsautomates im wohnzimmer autonom um den tisch fahren lassen konnte. Allerdings war der Roboter nicht in der lange hindernisse unterhalb der x achse vom lidar sensor zu erfassen da ich ihn nur auf der x achse bewegen konnte. Deshalb auch die neuere Halterung gebaut. Ich mache mir aktuell gedanken darüber wie ich beide Servos bewegen kann um einerseits die bestmögliche reichweite beim scannen der umgebung erreichen kann aber auch gleichzeitig die servos so bewege das diese nirgends hängen bleiben. Ich kann die x achse nicht abscannen wenn der Arm nach unten geneigt is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9:30:04.366000000</meta:creation-date>
    <dc:date>2022-02-16T19:45:25.294000000</dc:date>
    <meta:editing-duration>PT15M22S</meta:editing-duration>
    <meta:editing-cycles>1</meta:editing-cycles>
    <meta:document-statistic meta:table-count="0" meta:image-count="0" meta:object-count="0" meta:page-count="1" meta:paragraph-count="6" meta:word-count="378" meta:character-count="2415" meta:non-whitespace-character-count="2037"/>
    <meta:generator>LibreOffice/7.2.2.2$Windows_X86_64 LibreOffice_project/02b2acce88a210515b4a5bb2e46cbfb63fe97d56</meta:generator>
  </office:meta>
</office:document-meta>
</file>